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035cm" svg:stroke-color="#00a933" draw:marker-start-width="0.252cm" draw:marker-end-width="0.252cm" draw:fill="none" draw:textarea-horizontal-align="justify" draw:textarea-vertical-align="middle" draw:auto-grow-height="false" fo:min-height="0.216cm" fo:min-width="4.21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dash" draw:stroke-dash="Double_20_Dash" svg:stroke-width="0.035cm" draw:marker-start-width="0.252cm" draw:marker-end-width="0.252cm" draw:fill="none" draw:textarea-horizontal-align="justify" draw:textarea-vertical-align="middle" draw:auto-grow-height="false" fo:min-height="0.266cm" fo:min-width="4.21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Double_20_Dash" svg:stroke-width="0.035cm" draw:marker-start-width="0.252cm" draw:marker-end-width="0.252cm" draw:fill="none" draw:textarea-horizontal-align="justify" draw:textarea-vertical-align="middle" draw:auto-grow-height="false" fo:min-height="0.316cm" fo:min-width="4.21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dash" draw:stroke-dash="Double_20_Dash" svg:stroke-width="0.035cm" draw:marker-start-width="0.252cm" draw:marker-end-width="0.252cm" draw:fill="none" draw:textarea-horizontal-align="justify" draw:textarea-vertical-align="middle" draw:auto-grow-height="false" fo:min-height="0.216cm" fo:min-width="4.21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dash" draw:stroke-dash="Double_20_Dash" svg:stroke-width="0.035cm" draw:marker-start-width="0.252cm" draw:marker-end-width="0.252cm" draw:fill="none" draw:textarea-horizontal-align="justify" draw:textarea-vertical-align="middle" draw:auto-grow-height="false" fo:min-height="0.716cm" fo:min-width="4.21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dash" draw:stroke-dash="Double_20_Dash" svg:stroke-width="0.035cm" draw:marker-start-width="0.252cm" draw:marker-end-width="0.252cm" draw:fill="none" draw:textarea-horizontal-align="justify" draw:textarea-vertical-align="middle" draw:auto-grow-height="false" fo:min-height="0.666cm" fo:min-width="4.21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marker-start="Стили_20_стрелок_20_4" draw:marker-start-width="0.3cm" draw:marker-end="Стили_20_стрелок_20_5" draw:marker-end-width="0.3cm" draw:textarea-vertical-align="middle"/>
    </style:style>
    <style:style style:name="gr8" style:family="graphic" style:parent-style-name="objectwithoutfill">
      <style:graphic-properties draw:marker-start="Стили_20_стрелок_20_7" draw:marker-start-width="0.3cm" draw:marker-end="Стили_20_стрелок_20_8" draw:marker-end-width="0.3cm" draw:fill="none" draw:textarea-vertical-align="middle"/>
    </style:style>
    <style:style style:name="gr9" style:family="graphic" style:parent-style-name="objectwithoutfill">
      <style:graphic-properties draw:marker-start="Стили_20_стрелок_20_9" draw:marker-start-width="0.3cm" draw:marker-end="Стили_20_стрелок_20_10" draw:marker-end-width="0.3cm" draw:fill="none" draw:textarea-vertical-align="middle"/>
    </style:style>
    <style:style style:name="gr10" style:family="graphic" style:parent-style-name="objectwithoutfill">
      <style:graphic-properties draw:marker-start="Стили_20_стрелок_20_11" draw:marker-start-width="0.3cm" draw:marker-end="Стили_20_стрелок_20_12" draw:marker-end-width="0.3cm" draw:fill="none" draw:textarea-vertical-align="middle"/>
    </style:style>
    <style:style style:name="gr11" style:family="graphic" style:parent-style-name="objectwithoutfill">
      <style:graphic-properties draw:marker-start="Стили_20_стрелок_20_13" draw:marker-start-width="0.3cm" draw:marker-end="Стили_20_стрелок_20_14" draw:marker-end-width="0.3cm" draw:fill="none" draw:textarea-vertical-align="middle"/>
    </style:style>
    <style:style style:name="gr12" style:family="graphic" style:parent-style-name="objectwithoutfill">
      <style:graphic-properties draw:marker-start="Стили_20_стрелок_20_15" draw:marker-start-width="0.3cm" draw:marker-end="Стили_20_стрелок_20_16" draw:marker-end-width="0.3cm" draw:fill="none" draw:textarea-vertical-align="middle"/>
    </style:style>
    <style:style style:name="gr13" style:family="graphic" style:parent-style-name="objectwithoutfill">
      <style:graphic-properties draw:marker-start="Стили_20_стрелок_20_17" draw:marker-start-width="0.3cm" draw:marker-end="Стили_20_стрелок_20_18" draw:marker-end-width="0.3cm" draw:fill="none" draw:textarea-vertical-align="middle"/>
    </style:style>
    <style:style style:name="gr14" style:family="graphic" style:parent-style-name="objectwithoutfill">
      <style:graphic-properties draw:marker-start="Стили_20_стрелок_20_19" draw:marker-start-width="0.3cm" draw:marker-end="Стили_20_стрелок_20_20" draw:marker-end-width="0.3cm" draw:fill="none" draw:textarea-vertical-align="middle"/>
    </style:style>
    <style:style style:name="gr15" style:family="graphic" style:parent-style-name="objectwithoutfill">
      <style:graphic-properties draw:marker-start="Стили_20_стрелок_20_21" draw:marker-start-width="0.3cm" draw:marker-end="Стили_20_стрелок_20_22" draw:marker-end-width="0.3cm" draw:fill="none" draw:textarea-vertical-align="middle"/>
    </style:style>
    <style:style style:name="gr16" style:family="graphic" style:parent-style-name="objectwithoutfill">
      <style:graphic-properties draw:marker-start="Стили_20_стрелок_20_23" draw:marker-start-width="0.3cm" draw:marker-end="Стили_20_стрелок_20_24" draw:marker-end-width="0.3cm" draw:fill="none" draw:textarea-vertical-align="middle"/>
    </style:style>
    <style:style style:name="gr17" style:family="graphic" style:parent-style-name="objectwithoutfill">
      <style:graphic-properties draw:marker-start="Стили_20_стрелок_20_25" draw:marker-start-width="0.3cm" draw:marker-end="Стили_20_стрелок_20_26" draw:marker-end-width="0.3cm" draw:fill="none" draw:textarea-vertical-align="middle"/>
    </style:style>
    <style:style style:name="gr18" style:family="graphic" style:parent-style-name="objectwithoutfill">
      <style:graphic-properties draw:marker-start="Стили_20_стрелок_20_27" draw:marker-start-width="0.3cm" draw:marker-end="Стили_20_стрелок_20_28" draw:marker-end-width="0.3cm" draw:fill="none" draw:textarea-vertical-align="middle"/>
    </style:style>
    <style:style style:name="gr19" style:family="graphic" style:parent-style-name="objectwithoutfill">
      <style:graphic-properties draw:marker-start="Стили_20_стрелок_20_29" draw:marker-start-width="0.3cm" draw:marker-end="Стили_20_стрелок_20_30" draw:marker-end-width="0.3cm" draw:fill="none" draw:textarea-vertical-align="middle"/>
    </style:style>
    <style:style style:name="gr20" style:family="graphic" style:parent-style-name="objectwithoutfill">
      <style:graphic-properties draw:marker-start="Стили_20_стрелок_20_31" draw:marker-start-width="0.3cm" draw:marker-end="Стили_20_стрелок_20_32" draw:marker-end-width="0.3cm" draw:fill="none" draw:textarea-vertical-align="middle"/>
    </style:style>
    <style:style style:name="gr21" style:family="graphic" style:parent-style-name="objectwithoutfill">
      <style:graphic-properties draw:marker-start="Стили_20_стрелок_20_33" draw:marker-start-width="0.3cm" draw:marker-end="Стили_20_стрелок_20_34" draw:marker-end-width="0.3cm" draw:fill="none" draw:textarea-vertical-align="middle"/>
    </style:style>
    <style:style style:name="gr22" style:family="graphic" style:parent-style-name="objectwithoutfill">
      <style:graphic-properties draw:marker-start="Стили_20_стрелок_20_35" draw:marker-start-width="0.3cm" draw:marker-end="Стили_20_стрелок_20_36" draw:marker-end-width="0.3cm" draw:fill="none" draw:textarea-vertical-align="middle"/>
    </style:style>
    <style:style style:name="gr23" style:family="graphic" style:parent-style-name="objectwithoutfill">
      <style:graphic-properties draw:marker-start="Стили_20_стрелок_20_37" draw:marker-start-width="0.3cm" draw:marker-end="Стили_20_стрелок_20_38" draw:marker-end-width="0.3cm" draw:fill="none" draw:textarea-vertical-align="middle"/>
    </style:style>
    <style:style style:name="gr24" style:family="graphic" style:parent-style-name="objectwithoutfill">
      <style:graphic-properties draw:marker-start="Стили_20_стрелок_20_41" draw:marker-start-width="0.3cm" draw:marker-end="Стили_20_стрелок_20_42" draw:marker-end-width="0.3cm" draw:fill="none" draw:textarea-vertical-align="middle"/>
    </style:style>
    <style:style style:name="gr25" style:family="graphic" style:parent-style-name="objectwithoutfill">
      <style:graphic-properties draw:marker-start="Стили_20_стрелок_20_43" draw:marker-start-width="0.3cm" draw:marker-end="Стили_20_стрелок_20_44" draw:marker-end-width="0.3cm" draw:fill="none" draw:textarea-vertical-align="middle"/>
    </style:style>
    <style:style style:name="gr26" style:family="graphic" style:parent-style-name="objectwithoutfill">
      <style:graphic-properties draw:marker-start="Стили_20_стрелок_20_45" draw:marker-start-width="0.3cm" draw:marker-end="Стили_20_стрелок_20_46" draw:marker-end-width="0.3cm" draw:fill="none" draw:textarea-vertical-align="middle"/>
    </style:style>
    <style:style style:name="gr27" style:family="graphic" style:parent-style-name="objectwithoutfill">
      <style:graphic-properties draw:marker-start="Стили_20_стрелок_20_47" draw:marker-start-width="0.3cm" draw:marker-end="Стили_20_стрелок_20_48" draw:marker-end-width="0.3cm" draw:fill="none" draw:textarea-vertical-align="middle"/>
    </style:style>
    <style:style style:name="gr28" style:family="graphic" style:parent-style-name="objectwithoutfill">
      <style:graphic-properties draw:marker-start="Стили_20_стрелок_20_49" draw:marker-start-width="0.3cm" draw:marker-end="Стили_20_стрелок_20_50" draw:marker-end-width="0.3cm" draw:fill="none" draw:textarea-vertical-align="middle"/>
    </style:style>
    <style:style style:name="gr29" style:family="graphic" style:parent-style-name="objectwithoutfill">
      <style:graphic-properties draw:marker-start="Стили_20_стрелок_20_51" draw:marker-start-width="0.3cm" draw:marker-end="Стили_20_стрелок_20_52" draw:marker-end-width="0.3cm" draw:fill="none" draw:textarea-vertical-align="middle"/>
    </style:style>
    <style:style style:name="gr30" style:family="graphic" style:parent-style-name="objectwithoutfill">
      <style:graphic-properties draw:marker-start="Стили_20_стрелок_20_53" draw:marker-start-width="0.3cm" draw:marker-end="Стили_20_стрелок_20_54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0" draw:id="id10" draw:layer="layout" svg:width="4.75cm" svg:height="0.5cm" svg:x="2cm" svg:y="2.5cm">
          <text:p text:style-name="P1"><text:span text:style-name="T1">Main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75cm" svg:height="0.5cm" svg:x="8.75cm" svg:y="8.05cm">
          <text:p text:style-name="P1"><text:span text:style-name="T1">Order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4.75cm" svg:height="0.5cm" svg:x="11.75cm" svg:y="3.5cm">
          <text:p text:style-name="P1"><text:span text:style-name="T1">Product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4.75cm" svg:height="0.5cm" svg:x="17.75cm" svg:y="3.75cm">
          <text:p text:style-name="P1"><text:span text:style-name="T1">User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75cm" svg:height="0.55cm" svg:x="8.85cm" svg:y="9.65cm">
          <text:p text:style-name="P1"><text:span text:style-name="T1">Service\Order\Baske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4.75cm" svg:height="0.6cm" svg:x="17.65cm" svg:y="6.65cm">
          <text:p text:style-name="P1"><text:span text:style-name="T1">Service\User\Securit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4.75cm" svg:height="0.5cm" svg:x="2cm" svg:y="4.25cm">
          <text:p text:style-name="P1"><text:span text:style-name="T1">View\main\inde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4.75cm" svg:height="0.5cm" svg:x="5cm" svg:y="6cm">
          <text:p text:style-name="P1"><text:span text:style-name="T1">View\</text:span><text:span text:style-name="T1">order\</text:span><text:span text:style-name="T1">checko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75cm" svg:height="0.5cm" svg:x="5cm" svg:y="6.9cm">
          <text:p text:style-name="P1"><text:span text:style-name="T1">View\order\inf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4.75cm" svg:height="1cm" svg:x="23cm" svg:y="6cm">
          <text:p text:style-name="P1"><text:span text:style-name="T1">Model\Repository\</text:span></text:p>
          <text:p text:style-name="P1"><text:span text:style-name="T1">UserReposi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75cm" svg:height="0.55cm" svg:x="21.75cm" svg:y="8.5cm">
          <text:p text:style-name="P1"><text:span text:style-name="T1">Model\Entity\U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5cm" svg:height="0.95cm" svg:x="5.25cm" svg:y="11.25cm">
          <text:p text:style-name="P1"><text:span text:style-name="T1">Service\Billing\Transfer\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75cm" svg:height="1cm" svg:x="5.25cm" svg:y="12.7cm">
          <text:p text:style-name="P1"><text:span text:style-name="T1">Service\Discount\</text:span></text:p>
          <text:p text:style-name="P1"><text:span text:style-name="T1">NullObj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2" xml:id="id5" draw:id="id5" draw:layer="layout" svg:width="4.75cm" svg:height="1cm" svg:x="5.25cm" svg:y="14.2cm">
          <text:p text:style-name="P1"><text:span text:style-name="T1">Service\Communication\</text:span></text:p>
          <text:p text:style-name="P1"><text:span text:style-name="T1">Sender\Emai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2" xml:id="id3" draw:id="id3" draw:layer="layout" svg:width="4.75cm" svg:height="1cm" svg:x="12.6cm" svg:y="11.25cm">
          <text:p text:style-name="P1"><text:span text:style-name="T1">Model\Repository\</text:span></text:p>
          <text:p text:style-name="P1"><text:span text:style-name="T1">ProductReposi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4.75cm" svg:height="0.55cm" svg:x="20.5cm" svg:y="9.95cm">
          <text:p text:style-name="P1"><text:span text:style-name="T1">Model\Entity\Ro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4.75cm" svg:height="0.55cm" svg:x="12.65cm" svg:y="13.05cm">
          <text:p text:style-name="P1"><text:span text:style-name="T1">Model\</text:span><text:span text:style-name="T1">Entity\</text:span><text:span text:style-name="T1">Product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9cm" svg:y1="12.3cm" svg:x2="14.9cm" svg:y2="13.05cm">
          <text:p/>
        </draw:line>
        <draw:connector draw:style-name="gr8" draw:text-style-name="P4" draw:layer="layout" svg:x1="11.225cm" svg:y1="10.2cm" svg:x2="10cm" svg:y2="11.725cm" draw:start-shape="id1" draw:end-shape="id2" draw:end-glue-point="1" svg:d="M11225 10200v1525h-1225" svg:viewBox="0 0 1226 1526">
          <text:p/>
        </draw:connector>
        <draw:connector draw:style-name="gr9" draw:text-style-name="P4" draw:layer="layout" svg:x1="11.225cm" svg:y1="10.2cm" svg:x2="12.6cm" svg:y2="11.75cm" draw:start-shape="id1" draw:end-shape="id3" draw:end-glue-point="3" svg:d="M11225 10200v1550h1375" svg:viewBox="0 0 1376 1551">
          <text:p/>
        </draw:connector>
        <draw:connector draw:style-name="gr10" draw:text-style-name="P4" draw:layer="layout" svg:x1="11.225cm" svg:y1="10.2cm" svg:x2="10cm" svg:y2="13.2cm" draw:start-shape="id1" draw:end-shape="id4" draw:end-glue-point="1" svg:d="M11225 10200v3000h-1225" svg:viewBox="0 0 1226 3001">
          <text:p/>
        </draw:connector>
        <draw:connector draw:style-name="gr11" draw:text-style-name="P4" draw:layer="layout" svg:x1="11.225cm" svg:y1="10.2cm" svg:x2="10cm" svg:y2="14.7cm" draw:start-shape="id1" draw:start-glue-point="2" draw:end-shape="id5" draw:end-glue-point="1" svg:d="M11225 10200v4500h-1225" svg:viewBox="0 0 1226 4501">
          <text:p/>
        </draw:connector>
        <draw:connector draw:style-name="gr12" draw:text-style-name="P4" draw:layer="layout" svg:x1="7.625cm" svg:y1="15.2cm" svg:x2="26.5cm" svg:y2="8.775cm" draw:start-shape="id5" draw:start-glue-point="2" draw:end-shape="id6" draw:end-glue-point="1" svg:d="M7625 15200v518h19393v-6943h-518" svg:viewBox="0 0 19394 6944">
          <text:p/>
        </draw:connector>
        <draw:connector draw:style-name="gr13" draw:text-style-name="P4" draw:layer="layout" svg:x1="11.125cm" svg:y1="8.05cm" svg:x2="9.75cm" svg:y2="7.15cm" draw:start-shape="id7" draw:start-glue-point="0" draw:end-shape="id8" draw:end-glue-point="1" svg:d="M11125 8050v-900h-1375" svg:viewBox="0 0 1376 901">
          <text:p/>
        </draw:connector>
        <draw:connector draw:style-name="gr14" draw:text-style-name="P4" draw:layer="layout" svg:x1="11.125cm" svg:y1="8.05cm" svg:x2="9.75cm" svg:y2="6.25cm" draw:start-shape="id7" draw:end-shape="id9" draw:end-glue-point="1" svg:d="M11125 8050v-1800h-1375" svg:viewBox="0 0 1376 1801">
          <text:p/>
        </draw:connector>
        <draw:connector draw:style-name="gr15" draw:text-style-name="P4" draw:layer="layout" svg:x1="4.375cm" svg:y1="3cm" svg:x2="4.375cm" svg:y2="4.25cm" draw:start-shape="id10" draw:start-glue-point="2" draw:end-shape="id11" draw:end-glue-point="0" svg:d="M4375 3000v1250" svg:viewBox="0 0 1 1251">
          <text:p/>
        </draw:connector>
        <draw:connector draw:style-name="gr16" draw:text-style-name="P4" draw:layer="layout" draw:line-skew="-5.768cm" svg:x1="22.4cm" svg:y1="6.95cm" svg:x2="25.375cm" svg:y2="6cm" draw:start-shape="id12" draw:start-glue-point="1" draw:end-shape="id13" draw:end-glue-point="0" svg:d="M22400 6950h100v-1468h2875v518" svg:viewBox="0 0 2976 1469">
          <text:p/>
        </draw:connector>
        <draw:connector draw:style-name="gr17" draw:text-style-name="P4" draw:layer="layout" svg:x1="20.025cm" svg:y1="7.25cm" svg:x2="24.125cm" svg:y2="8.5cm" draw:start-shape="id12" draw:start-glue-point="2" draw:end-shape="id6" draw:end-glue-point="0" svg:d="M20025 7250v625h4100v625" svg:viewBox="0 0 4101 1251">
          <text:p/>
        </draw:connector>
        <draw:connector draw:style-name="gr18" draw:text-style-name="P4" draw:layer="layout" svg:x1="24.125cm" svg:y1="8.5cm" svg:x2="25.375cm" svg:y2="7cm" draw:start-shape="id6" draw:start-glue-point="0" draw:end-shape="id13" draw:end-glue-point="2" svg:d="M24125 8500v-750h1250v-750" svg:viewBox="0 0 1251 1501">
          <text:p/>
        </draw:connector>
        <draw:connector draw:style-name="gr19" draw:text-style-name="P4" draw:layer="layout" svg:x1="24.125cm" svg:y1="9.05cm" svg:x2="22.875cm" svg:y2="9.95cm" draw:start-shape="id6" draw:start-glue-point="2" draw:end-shape="id14" draw:end-glue-point="0" svg:d="M24125 9050v450h-1250v450" svg:viewBox="0 0 1251 901">
          <text:p/>
        </draw:connector>
        <draw:connector draw:style-name="gr20" draw:text-style-name="P4" draw:layer="layout" svg:x1="11.225cm" svg:y1="9.65cm" svg:x2="11.125cm" svg:y2="8.55cm" draw:start-shape="id1" draw:start-glue-point="0" draw:end-shape="id7" draw:end-glue-point="2" svg:d="M11225 9650v-550h-100v-550" svg:viewBox="0 0 101 1101">
          <text:p/>
        </draw:connector>
        <draw:connector draw:style-name="gr21" draw:text-style-name="P4" draw:layer="layout" draw:line-skew="-1.075cm" svg:x1="13.5cm" svg:y1="8.3cm" svg:x2="17.65cm" svg:y2="6.95cm" draw:start-shape="id7" draw:start-glue-point="1" draw:end-shape="id12" draw:end-glue-point="3" svg:d="M13500 8300h1000v-1350h3150" svg:viewBox="0 0 4151 1351">
          <text:p/>
        </draw:connector>
        <draw:connector draw:style-name="gr22" draw:text-style-name="P4" draw:layer="layout" svg:x1="14.125cm" svg:y1="4cm" svg:x2="13.6cm" svg:y2="9.925cm" draw:start-shape="id15" draw:start-glue-point="2" draw:end-shape="id1" draw:end-glue-point="1" svg:d="M14125 4000v5925h-525" svg:viewBox="0 0 526 5926">
          <text:p/>
        </draw:connector>
        <draw:custom-shape draw:style-name="gr5" draw:text-style-name="P2" xml:id="id16" draw:id="id16" draw:layer="layout" svg:width="4.75cm" svg:height="1cm" svg:x="14.5cm" svg:y="5.25cm">
          <text:p text:style-name="P1"><text:span text:style-name="T1">Service\Product\</text:span></text:p>
          <text:p text:style-name="P1"><text:span text:style-name="T1">Product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3" draw:text-style-name="P4" draw:layer="layout" svg:x1="16.5cm" svg:y1="3.75cm" svg:x2="16.875cm" svg:y2="5.25cm" draw:start-shape="id15" draw:start-glue-point="1" draw:end-shape="id16" draw:end-glue-point="0" svg:d="M16500 3750h518v875h-143v625" svg:viewBox="0 0 519 1501">
          <text:p/>
        </draw:connector>
        <draw:connector draw:style-name="gr24" draw:text-style-name="P4" draw:layer="layout" svg:x1="16.875cm" svg:y1="6.25cm" svg:x2="17.4cm" svg:y2="13.325cm" draw:start-shape="id16" draw:start-glue-point="2" draw:end-shape="id17" draw:end-glue-point="1" svg:d="M16875 6250v3400h1043v3675h-518" svg:viewBox="0 0 1044 7076">
          <text:p/>
        </draw:connector>
        <draw:connector draw:style-name="gr25" draw:text-style-name="P4" draw:layer="layout" draw:line-skew="0.75cm" svg:x1="16.875cm" svg:y1="6.25cm" svg:x2="17.35cm" svg:y2="11.75cm" draw:start-shape="id16" draw:start-glue-point="2" draw:end-shape="id3" draw:end-glue-point="1" svg:d="M16875 6250v3250h993v2250h-518" svg:viewBox="0 0 994 5501">
          <text:p/>
        </draw:connector>
        <draw:connector draw:style-name="gr26" draw:text-style-name="P4" draw:layer="layout" svg:x1="20.125cm" svg:y1="4.25cm" svg:x2="20.025cm" svg:y2="6.65cm" draw:start-shape="id18" draw:start-glue-point="2" draw:end-shape="id12" draw:end-glue-point="0" svg:d="M20125 4250v1200h-100v1200" svg:viewBox="0 0 101 2401">
          <text:p/>
        </draw:connector>
        <draw:custom-shape draw:style-name="gr5" draw:text-style-name="P2" xml:id="id19" draw:id="id19" draw:layer="layout" svg:width="4.75cm" svg:height="1cm" svg:x="17.75cm" svg:y="1.25cm">
          <text:p text:style-name="P1"><text:span text:style-name="T1">View\user\</text:span></text:p>
          <text:p text:style-name="P1"><text:span text:style-name="T1">authentic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7" draw:text-style-name="P4" draw:layer="layout" svg:x1="20.125cm" svg:y1="3.75cm" svg:x2="20.125cm" svg:y2="2.25cm" draw:start-shape="id18" draw:start-glue-point="0" draw:end-shape="id19" draw:end-glue-point="2" svg:d="M20125 3750v-1500" svg:viewBox="0 0 1 1501">
          <text:p/>
        </draw:connector>
        <draw:custom-shape draw:style-name="gr5" draw:text-style-name="P2" xml:id="id20" draw:id="id20" draw:layer="layout" svg:width="4.75cm" svg:height="1cm" svg:x="23cm" svg:y="1.25cm">
          <text:p text:style-name="P1"><text:span text:style-name="T1">View\user\</text:span></text:p>
          <text:p text:style-name="P1"><text:span text:style-name="T1">authentication_succes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8" draw:text-style-name="P4" draw:layer="layout" svg:x1="20.125cm" svg:y1="3.75cm" svg:x2="25.375cm" svg:y2="2.25cm" draw:start-shape="id18" draw:start-glue-point="0" draw:end-shape="id20" draw:end-glue-point="2" svg:d="M20125 3750v-750h5250v-750" svg:viewBox="0 0 5251 1501">
          <text:p/>
        </draw:connector>
        <draw:custom-shape draw:style-name="gr4" draw:text-style-name="P2" xml:id="id22" draw:id="id22" draw:layer="layout" svg:width="4.75cm" svg:height="0.5cm" svg:x="7.5cm" svg:y="1.75cm">
          <text:p text:style-name="P1"><text:span text:style-name="T1">View\product\inf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4.75cm" svg:height="0.5cm" svg:x="7.5cm" svg:y="2.75cm">
          <text:p text:style-name="P1"><text:span text:style-name="T1">View\product\list</text:span></text:p>
          <draw:enhanced-geometry svg:viewBox="0 0 21600 21600" draw:type="rectangle" draw:enhanced-path="M 0 0 L 21600 0 21600 21600 0 21600 0 0 Z N"/>
        </draw:custom-shape>
        <draw:connector draw:style-name="gr29" draw:text-style-name="P4" draw:layer="layout" svg:x1="14.125cm" svg:y1="3.5cm" svg:x2="12.25cm" svg:y2="3cm" draw:start-shape="id15" draw:start-glue-point="0" draw:end-shape="id21" draw:end-glue-point="1" svg:d="M14125 3500v-500h-1875" svg:viewBox="0 0 1876 501">
          <text:p/>
        </draw:connector>
        <draw:connector draw:style-name="gr30" draw:text-style-name="P4" draw:layer="layout" svg:x1="14.125cm" svg:y1="3.5cm" svg:x2="12.25cm" svg:y2="2cm" draw:start-shape="id15" draw:start-glue-point="0" draw:end-shape="id22" draw:end-glue-point="1" svg:d="M14125 3500v-1500h-1875" svg:viewBox="0 0 1876 1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4" draw:display-name="Стили стрелок 34" svg:viewBox="0 0 20 20" svg:d="M0 20l10-20 10 20z"/>
    <draw:marker draw:name="Стили_20_стрелок_20_35" draw:display-name="Стили стрелок 35" svg:viewBox="0 0 20 20" svg:d="M0 20l10-20 10 20z"/>
    <draw:marker draw:name="Стили_20_стрелок_20_36" draw:display-name="Стили стрелок 36" svg:viewBox="0 0 20 20" svg:d="M0 20l10-20 10 20z"/>
    <draw:marker draw:name="Стили_20_стрелок_20_37" draw:display-name="Стили стрелок 37" svg:viewBox="0 0 20 20" svg:d="M0 20l10-20 10 20z"/>
    <draw:marker draw:name="Стили_20_стрелок_20_38" draw:display-name="Стили стрелок 38" svg:viewBox="0 0 20 20" svg:d="M0 20l10-20 10 20z"/>
    <draw:marker draw:name="Стили_20_стрелок_20_39" draw:display-name="Стили стрелок 39" svg:viewBox="0 0 20 20" svg:d="M0 20l10-20 10 20z"/>
    <draw:marker draw:name="Стили_20_стрелок_20_4" draw:display-name="Стили стрелок 4" svg:viewBox="0 0 20 20" svg:d="M0 20l10-20 10 20z"/>
    <draw:marker draw:name="Стили_20_стрелок_20_40" draw:display-name="Стили стрелок 40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" draw:display-name="Стили стрелок 5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9-08T09:35:35.567117633</meta:creation-date>
    <dc:date>2020-09-08T12:34:16.862220895</dc:date>
    <meta:editing-duration>PT22M51S</meta:editing-duration>
    <meta:editing-cycles>4</meta:editing-cycles>
    <meta:generator>LibreOffice/7.0.1.2$Linux_X86_64 LibreOffice_project/88a63c56098013eb4038e11ebe7c8c0daab09aa8</meta:generator>
    <meta:document-statistic meta:object-count="46"/>
  </office:meta>
</office:document-meta>
</file>